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39fd" officeooo:paragraph-rsid="001139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MAKE</text:h>
      <text:p text:style-name="P1">- basicly makes makefiles.</text:p>
      <text:p text:style-name="P1"/>
      <text:p text:style-name="P1">CmakeLists.txt</text:p>
      <text:p text:style-name="P1">$ cmake [options] -S &lt;path-to-source&gt; -B &lt;path-to-build&gt;</text:p>
      <text:p text:style-name="P1"/>
      <text:p text:style-name="P1">Levels</text:p>
      <text:p text:style-name="P1"/>
      <text:p text:style-name="P1">Projects</text:p>
      <text:p text:style-name="P1"/>
      <text:p text:style-name="P1">Variables</text:p>
      <text:p text:style-name="P1"/>
      <text:p text:style-name="P1">Libs</text:p>
      <text:p text:style-name="P1"/>
      <text:p text:style-name="P1">Requirements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22:48:18.924000000</meta:creation-date>
    <dc:date>2023-05-29T00:20:45.491000000</dc:date>
    <meta:editing-duration>PT1H32M29S</meta:editing-duration>
    <meta:editing-cycles>1</meta:editing-cycles>
    <meta:document-statistic meta:table-count="0" meta:image-count="0" meta:object-count="0" meta:page-count="1" meta:paragraph-count="9" meta:word-count="18" meta:character-count="140" meta:non-whitespace-character-count="131"/>
    <meta:generator>LibreOffice/7.4.1.2$Windows_X86_64 LibreOffice_project/3c58a8f3a960df8bc8fd77b461821e42c061c5f0</meta:generator>
  </office:meta>
</office:document-meta>
</file>